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Oct 16 06:55:42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CARTER, CLARENCE M JR TRUSTEE; CARTER, IVY Y TRUSTEE</text:p>
          </table:table-cell>
          <table:table-cell office:value-type="string" calcext:value-type="string">
            <text:p>1139</text:p>
          </table:table-cell>
          <table:table-cell office:value-type="date" office:date-value="2025-09-25" calcext:value-type="date">
            <text:p>09/25/2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REICHMEIDER, ROBERT WALTER; REICHMEIDER, PATRICIA</text:p>
          </table:table-cell>
          <table:table-cell office:value-type="string" calcext:value-type="string">
            <text:p>793</text:p>
          </table:table-cell>
          <table:table-cell office:value-type="date" office:date-value="2025-08-26" calcext:value-type="date">
            <text:p>08/26/25</text:p>
          </table:table-cell>
          <table:table-cell office:value-type="string" calcext:value-type="string">
            <text:p>303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ITE TRUSTEE; TRUSTEE OF THE TOMMIE MARGUREITE PU</text:p>
          </table:table-cell>
          <table:table-cell office:value-type="string" calcext:value-type="string">
            <text:p>787</text:p>
          </table:table-cell>
          <table:table-cell office:value-type="date" office:date-value="2025-07-17" calcext:value-type="date">
            <text:p>07/17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NADHAN, EASWARAN GAYATRI TRUSTEE; EASWARAN AND DEEPA NADHAN TRUST</text:p>
          </table:table-cell>
          <table:table-cell office:value-type="string" calcext:value-type="string">
            <text:p>787</text:p>
          </table:table-cell>
          <table:table-cell office:value-type="date" office:date-value="2025-07-01" calcext:value-type="date">
            <text:p>07/01/25</text:p>
          </table:table-cell>
          <table:table-cell office:value-type="string" calcext:value-type="string">
            <text:p>29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ROSA WILLIAMS TRUSTEE; TRUSTEE OF ROSA WILLIAMS SHERK LIVI</text:p>
          </table:table-cell>
          <table:table-cell office:value-type="string" calcext:value-type="string">
            <text:p>1221</text:p>
          </table:table-cell>
          <table:table-cell office:value-type="date" office:date-value="2025-06-23" calcext:value-type="date">
            <text:p>06/23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08:10:54.081116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12-26T08:11:46.635924046</dc:date>
    <meta:editing-duration>P3DT23H41M22S</meta:editing-duration>
    <meta:editing-cycles>145</meta:editing-cycles>
    <meta:generator>LibreOffice/25.8.3.2$Linux_X86_64 LibreOffice_project/580$Build-2</meta:generator>
    <meta:document-statistic meta:table-count="11" meta:cell-count="1316" meta:object-count="1"/>
  </office:meta>
</office:document-meta>
</file>